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LocalCacheTest.test_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hreadLocalCacheTest.test_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eadLocalCacheTest.clear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LocalCacheTest.clear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LocalCache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hreadLocalCacheTest.getBytes(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hreadLocalCacheTest.tes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hreadLocalCacheTest.allocateChars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